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8edf" officeooo:paragraph-rsid="00168edf"/>
    </style:style>
    <style:style style:name="P2" style:family="paragraph" style:parent-style-name="Standard">
      <style:paragraph-properties fo:text-align="center" style:justify-single-word="false"/>
      <style:text-properties officeooo:rsid="00168edf" officeooo:paragraph-rsid="00168edf"/>
    </style:style>
    <style:style style:name="P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68edf"/>
    </style:style>
    <style:style style:name="P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bf9cb" officeooo:paragraph-rsid="001bf9cb"/>
    </style:style>
    <style:style style:name="P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bf9cb" officeooo:paragraph-rsid="001da2e3"/>
    </style:style>
    <style:style style:name="P6" style:family="paragraph" style:parent-style-name="Text_20_body">
      <style:paragraph-properties fo:text-align="start" style:justify-single-word="false"/>
      <style:text-properties style:text-underline-style="none" fo:font-weight="normal" officeooo:rsid="001798d4" officeooo:paragraph-rsid="001798d4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text-underline-style="none" fo:font-weight="normal" officeooo:rsid="001ae7a9" officeooo:paragraph-rsid="001ae7a9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text-underline-style="none" officeooo:rsid="001bf9cb" officeooo:paragraph-rsid="001bf9cb"/>
    </style:style>
    <style:style style:name="P9" style:family="paragraph" style:parent-style-name="Heading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Heading">
      <style:paragraph-properties fo:text-align="start" style:justify-single-word="false"/>
      <style:text-properties style:text-underline-style="solid" style:text-underline-width="auto" style:text-underline-color="font-color" officeooo:rsid="001bf9cb" officeooo:paragraph-rsid="001bf9cb"/>
    </style:style>
    <style:style style:name="P11" style:family="paragraph" style:parent-style-name="Heading">
      <style:paragraph-properties fo:text-align="start" style:justify-single-word="false"/>
      <style:text-properties style:text-underline-style="solid" style:text-underline-width="auto" style:text-underline-color="font-color" officeooo:rsid="001bf9cb" officeooo:paragraph-rsid="001da2e3"/>
    </style:style>
    <style:style style:name="P12" style:family="paragraph" style:parent-style-name="Preformatted_20_Text">
      <style:paragraph-properties fo:text-align="start" style:justify-single-word="false"/>
      <style:text-properties officeooo:paragraph-rsid="00168edf"/>
    </style:style>
    <style:style style:name="P13" style:family="paragraph" style:parent-style-name="Preformatted_20_Text">
      <style:paragraph-properties fo:text-align="start" style:justify-single-word="false"/>
      <style:text-properties officeooo:rsid="001f04b9" officeooo:paragraph-rsid="001f04b9"/>
    </style:style>
    <style:style style:name="P14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officeooo:rsid="0020dbdc" officeooo:paragraph-rsid="0020dbdc"/>
    </style:style>
    <style:style style:name="P15" style:family="paragraph" style:parent-style-name="Preformatted_20_Text">
      <style:paragraph-properties fo:text-align="start" style:justify-single-word="false"/>
      <style:text-properties style:text-underline-style="none" officeooo:rsid="0020dbdc" officeooo:paragraph-rsid="0020dbdc"/>
    </style:style>
    <style:style style:name="T1" style:family="text">
      <style:text-properties officeooo:rsid="0018f0f0"/>
    </style:style>
    <style:style style:name="T2" style:family="text">
      <style:text-properties style:text-underline-style="none"/>
    </style:style>
    <style:style style:name="T3" style:family="text">
      <style:text-properties officeooo:rsid="001da2e3"/>
    </style:style>
    <style:style style:name="T4" style:family="text">
      <style:text-properties officeooo:rsid="0020dbdc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UENDET Théo</text:p>
      <text:p text:style-name="P1">SAUNIER Arthur</text:p>
      <text:p text:style-name="P1">CAILLOT-GALLOIS Ethan</text:p>
      <text:p text:style-name="P1"/>
      <text:p text:style-name="P1"/>
      <text:p text:style-name="Title">Projet Datamining : Analyse d’image </text:p>
      <text:p text:style-name="P2"/>
      <text:p text:style-name="P9">Objectif du projet :</text:p>
      <text:p text:style-name="P3"/>
      <text:p text:style-name="P6">L’objectif du projet de datamining du semestre 8 présenté par John Samuel à CPE Lyon est d’analyser un corpus d’image dans notre cas constitué de petites créatures susnommé « Pokemon » capable de technique<text:span text:style-name="T1">s</text:span> dévastatrice<text:span text:style-name="T1">s</text:span> pour propos<text:span text:style-name="T1">er</text:span> un système de recommandation d’images en fonction de données associé<text:span text:style-name="T1">es</text:span> au<text:span text:style-name="T1">x</text:span> image<text:span text:style-name="T1">s</text:span> et de choix d’utilisateur. <text:s/></text:p>
      <text:p text:style-name="P7">Pour ce faire, nous allons utiliser des algorithmes vues en cours de JS.</text:p>
      <text:p text:style-name="P7"/>
      <text:p text:style-name="P10">Source des données :</text:p>
      <text:p text:style-name="P4"/>
      <text:p text:style-name="P4"><text:span text:style-name="T2">Les images de pokémon proviennent du site kaggle</text:span></text:p>
      <text:p text:style-name="P4"><text:span text:style-name="T2"/></text:p>
      <text:p text:style-name="P4">Source dataset: <text:a xlink:type="simple" xlink:href="https://www.kaggle.com/datasets/vishalsubbiah/pokemon-images-and-types?resource=download" text:style-name="Internet_20_link" text:visited-style-name="Visited_20_Internet_20_Link">https://www.kaggle.com/datasets/vishalsubbiah/pokemon-images-and-types?resource=download</text:a><text:span text:style-name="T2"><text:line-break/>licence: Attribution 4.0 International (CC BY 4.0)<text:line-break/>Vishal Subbiah (Owner)</text:span></text:p>
      <text:p text:style-name="P4"><text:span text:style-name="T2"><text:line-break/></text:span>data scrapped from: <text:a xlink:type="simple" xlink:href="https://pokemondb.net/pokedex/national" text:style-name="Internet_20_link" text:visited-style-name="Visited_20_Internet_20_Link">https://pokemondb.net/pokedex/national</text:a><text:line-break/></text:p>
      <text:p text:style-name="P10">Taille des données :</text:p>
      <text:p text:style-name="P8"/>
      <text:p text:style-name="P8">Images : 809</text:p>
      <text:p text:style-name="P8">Taille : <text:span text:style-name="T3">3,1Mo</text:span></text:p>
      <text:p text:style-name="P8"/>
      <text:p text:style-name="P8"/>
      <text:p text:style-name="P8"/>
      <text:p text:style-name="P8"><text:soft-page-break/></text:p>
      <text:p text:style-name="P11"><text:span text:style-name="T3">Informations stockées</text:span> :</text:p>
      <text:p text:style-name="P5"/>
      <text:p text:style-name="P13">Les données des pokémons sont récupérées et inséré dans un fichier CSV (pokemon.csv). Les informations sur les types et le nom étaient déjà présentent.</text:p>
      <text:p text:style-name="P13"/>
      <text:p text:style-name="P13">On récupère les information sur l’image en elle même(taille,extension, mode, etc.) <text:span text:style-name="T4">puis les couleurs dominante de chaque images à l’aide de Kmean.</text:span></text:p>
      <text:p text:style-name="P13"/>
      <text:p text:style-name="P14">Échantillon descriptif du csv :</text:p>
      <text:p text:style-name="P12"/>
      <text:p text:style-name="P12"/>
      <text:p text:style-name="P12"><draw:frame draw:style-name="fr1" draw:name="Objet1" text:anchor-type="paragraph" svg:width="19.904cm" svg:height="2.2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>P<text:span text:style-name="T4">our les préférences de l’utilisateur on stocke les informations dans favorite.csv, on y retrouve l’id de l’image dont l’utilisateur à donné son avis puis son avis et le nom du pokemon.</text:span></text:p>
      <text:p text:style-name="P12"/>
      <text:p text:style-name="P12"/>
      <text:p text:style-name="P14">Échantillon descriptif du csv :</text:p>
      <text:p text:style-name="P14"/>
      <text:p text:style-name="P14"/>
      <text:p text:style-name="P14"/>
      <text:p text:style-name="P14"><draw:frame draw:style-name="fr1" draw:name="Objet2" text:anchor-type="paragraph" svg:width="5.579cm" svg:height="2.25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5">Ces données seront utile par la suite pour prédire les potentiels pokémon que l’utilisateur pourra apprécier.</text:p>
      <text:p text:style-name="P15"/>
      <text:p text:style-name="P15">Par la suite on pourra imaginer rajouter une colonne utilisateur si on envisage de faire plusieurs profils différents.</text:p>
      <text:p text:style-name="P15"/>
      <text:p text:style-name="P15"/>
      <text:p text:style-name="P14">Informations concernant les préférences de l'utilisateur :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68ed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09:29:58.513308998</meta:creation-date>
    <dc:date>2022-04-04T11:57:44.843431311</dc:date>
    <meta:editing-duration>PT10M58S</meta:editing-duration>
    <meta:editing-cycles>1</meta:editing-cycles>
    <meta:document-statistic meta:table-count="0" meta:image-count="0" meta:object-count="2" meta:page-count="2" meta:paragraph-count="23" meta:word-count="251" meta:character-count="1725" meta:non-whitespace-character-count="149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okem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uleur1</text:p>
          </table:table-cell>
          <table:table-cell office:value-type="string" calcext:value-type="string">
            <text:p>Couleur2</text:p>
          </table:table-cell>
          <table:table-cell office:value-type="string" calcext:value-type="string">
            <text:p>Couleur3</text:p>
          </table:table-cell>
          <table:table-cell office:value-type="string" calcext:value-type="string">
            <text:p>Extension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2" office:value-type="string" calcext:value-type="string">
            <text:p>120.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(176,179,180)</text:p>
          </table:table-cell>
          <table:table-cell office:value-type="string" calcext:value-type="string">
            <text:p>(141,125,108)</text:p>
          </table:table-cell>
          <table:table-cell office:value-type="string" calcext:value-type="string">
            <text:p>(9,47,99)</text:p>
          </table:table-cell>
          <table:table-cell office:value-type="string" calcext:value-type="string">
            <text:p>PNG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2" office:value-type="string" calcext:value-type="string">
            <text:p>120.0</text:p>
          </table:table-cell>
          <table:table-cell office:value-type="string" calcext:value-type="string">
            <text:p>RGBA</text:p>
          </table:table-cell>
          <table:table-cell office:value-type="string" calcext:value-type="string">
            <text:p>(149,210,218)</text:p>
          </table:table-cell>
          <table:table-cell office:value-type="string" calcext:value-type="string">
            <text:p>(244,114,136)</text:p>
          </table:table-cell>
          <table:table-cell office:value-type="string" calcext:value-type="string">
            <text:p>(76,112,107)</text:p>
          </table:table-cell>
          <table:table-cell office:value-type="string" calcext:value-type="string">
            <text:p>PNG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2" office:value-type="string" calcext:value-type="string">
            <text:p>120.0</text:p>
          </table:table-cell>
          <table:table-cell office:value-type="string" calcext:value-type="string">
            <text:p>RGBA</text:p>
          </table:table-cell>
          <table:table-cell office:value-type="string" calcext:value-type="string">
            <text:p>(157,220,219)</text:p>
          </table:table-cell>
          <table:table-cell office:value-type="string" calcext:value-type="string">
            <text:p>(125,121,108)</text:p>
          </table:table-cell>
          <table:table-cell office:value-type="string" calcext:value-type="string">
            <text:p>(191,192,192)</text:p>
          </table:table-cell>
          <table:table-cell office:value-type="string" calcext:value-type="string">
            <text:p>PNG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Fire</text:p>
          </table:table-cell>
          <table:table-cell/>
          <table:table-cell table:number-columns-repeated="2" office:value-type="string" calcext:value-type="string">
            <text:p>120.0</text:p>
          </table:table-cell>
          <table:table-cell office:value-type="string" calcext:value-type="string">
            <text:p>RGBA</text:p>
          </table:table-cell>
          <table:table-cell office:value-type="string" calcext:value-type="string">
            <text:p>(0,0,1)</text:p>
          </table:table-cell>
          <table:table-cell office:value-type="string" calcext:value-type="string">
            <text:p>(150,114,78)</text:p>
          </table:table-cell>
          <table:table-cell office:value-type="string" calcext:value-type="string">
            <text:p>(194,191,190)</text:p>
          </table:table-cell>
          <table:table-cell office:value-type="string" calcext:value-type="string">
            <text:p>PNG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1:37:17.848041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avorit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avorite</text:p>
          </table:table-cell>
        </table:table-row>
        <table:table-row table:style-name="ro1">
          <table:table-cell office:value-type="string" calcext:value-type="string">
            <text:p>70.0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10.0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721.0</text:p>
          </table:table-cell>
          <table:table-cell office:value-type="string" calcext:value-type="string">
            <text:p>rowlet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316.0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1.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1:53:57.781533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